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1000002F60CA96B52C49A03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17cm" svg:height="9.467cm" draw:z-index="0"><draw:image xlink:href="Pictures/1000000100000551000002F60CA96B52C49A03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09:13:05.768259233</meta:creation-date>
    <dc:date>2024-01-12T09:14:22.280010567</dc:date>
    <meta:editing-duration>PT1M1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